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f8d2" officeooo:paragraph-rsid="000ff8d2"/>
    </style:style>
    <style:style style:name="P2" style:family="paragraph" style:parent-style-name="Standard">
      <style:paragraph-properties fo:text-align="start" style:justify-single-word="false"/>
      <style:text-properties officeooo:rsid="000ff8d2" officeooo:paragraph-rsid="000ff8d2"/>
    </style:style>
    <style:style style:name="P3" style:family="paragraph" style:parent-style-name="Standard">
      <style:paragraph-properties fo:text-align="start" style:justify-single-word="false"/>
      <style:text-properties officeooo:paragraph-rsid="000ff8d2"/>
    </style:style>
    <style:style style:name="P4" style:family="paragraph" style:parent-style-name="Standard">
      <style:paragraph-properties fo:text-align="start" style:justify-single-word="false"/>
      <style:text-properties officeooo:rsid="00110c20" officeooo:paragraph-rsid="00110c20"/>
    </style:style>
    <style:style style:name="P5" style:family="paragraph" style:parent-style-name="Standard">
      <style:paragraph-properties fo:text-align="start" style:justify-single-word="false"/>
      <style:text-properties officeooo:rsid="00110c20" officeooo:paragraph-rsid="00185a4d"/>
    </style:style>
    <style:style style:name="P6" style:family="paragraph" style:parent-style-name="Standard">
      <style:paragraph-properties fo:text-align="start" style:justify-single-word="false"/>
      <style:text-properties officeooo:rsid="0019596c" officeooo:paragraph-rsid="0019596c"/>
    </style:style>
    <style:style style:name="P7" style:family="paragraph" style:parent-style-name="Standard">
      <style:paragraph-properties fo:text-align="start" style:justify-single-word="false"/>
      <style:text-properties officeooo:rsid="0019596c" officeooo:paragraph-rsid="001d857e"/>
    </style:style>
    <style:style style:name="P8" style:family="paragraph" style:parent-style-name="Standard">
      <style:paragraph-properties fo:text-align="start" style:justify-single-word="false"/>
      <style:text-properties officeooo:rsid="001be827" officeooo:paragraph-rsid="001be827"/>
    </style:style>
    <style:style style:name="P9" style:family="paragraph" style:parent-style-name="Standard">
      <style:paragraph-properties fo:text-align="start" style:justify-single-word="false"/>
      <style:text-properties officeooo:rsid="001d857e" officeooo:paragraph-rsid="001d857e"/>
    </style:style>
    <style:style style:name="P10" style:family="paragraph" style:parent-style-name="Standard">
      <style:paragraph-properties fo:text-align="start" style:justify-single-word="false"/>
      <style:text-properties officeooo:rsid="001e3b4e" officeooo:paragraph-rsid="001e3b4e"/>
    </style:style>
    <style:style style:name="P11" style:family="paragraph" style:parent-style-name="Standard">
      <style:paragraph-properties fo:text-align="start" style:justify-single-word="false"/>
      <style:text-properties officeooo:rsid="001ef1dc" officeooo:paragraph-rsid="001ef1dc"/>
    </style:style>
    <style:style style:name="P12" style:family="paragraph" style:parent-style-name="Standard">
      <style:paragraph-properties fo:text-align="start" style:justify-single-word="false"/>
      <style:text-properties officeooo:rsid="0020635d" officeooo:paragraph-rsid="0020635d"/>
    </style:style>
    <style:style style:name="P13" style:family="paragraph" style:parent-style-name="Standard">
      <style:paragraph-properties fo:text-align="start" style:justify-single-word="false"/>
      <style:text-properties officeooo:rsid="0021fde1" officeooo:paragraph-rsid="0021fde1"/>
    </style:style>
    <style:style style:name="P14" style:family="paragraph" style:parent-style-name="Standard">
      <style:paragraph-properties fo:text-align="start" style:justify-single-word="false"/>
      <style:text-properties officeooo:rsid="0023d43a" officeooo:paragraph-rsid="0023d43a"/>
    </style:style>
    <style:style style:name="T1" style:family="text">
      <style:text-properties officeooo:rsid="000ff8d2"/>
    </style:style>
    <style:style style:name="T2" style:family="text">
      <style:text-properties officeooo:rsid="00123b25"/>
    </style:style>
    <style:style style:name="T3" style:family="text">
      <style:text-properties officeooo:rsid="00141c2a"/>
    </style:style>
    <style:style style:name="T4" style:family="text">
      <style:text-properties officeooo:rsid="0016ae67"/>
    </style:style>
    <style:style style:name="T5" style:family="text">
      <style:text-properties officeooo:rsid="001744dc"/>
    </style:style>
    <style:style style:name="T6" style:family="text">
      <style:text-properties officeooo:rsid="001a461e"/>
    </style:style>
    <style:style style:name="T7" style:family="text">
      <style:text-properties officeooo:rsid="001af483"/>
    </style:style>
    <style:style style:name="T8" style:family="text">
      <style:text-properties officeooo:rsid="001b02fb"/>
    </style:style>
    <style:style style:name="T9" style:family="text">
      <style:text-properties officeooo:rsid="001b8980"/>
    </style:style>
    <style:style style:name="T10" style:family="text">
      <style:text-properties officeooo:rsid="0019596c"/>
    </style:style>
    <style:style style:name="T11" style:family="text">
      <style:text-properties officeooo:rsid="001e76c2"/>
    </style:style>
    <style:style style:name="T12" style:family="text">
      <style:text-properties officeooo:rsid="00257d4b"/>
    </style:style>
    <style:style style:name="T13" style:family="text">
      <style:text-properties officeooo:rsid="0025fa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Backlog.</text:p>
      <text:p text:style-name="P1"/>
      <text:p text:style-name="P1">Jonathan Torrico</text:p>
      <text:p text:style-name="P1"/>
      <text:p text:style-name="P2">Acá se document<text:span text:style-name="T9">o</text:span> todas las sesiones con una pequeña descripción de lo que se pudo lograr en cada una de ellas, si bien no todas las sesiones tuvieron una duración fija de tiempo, se puede afirmar que cada una tuvo una duración mínima de 6 hasta 10 horas máximo.</text:p>
      <text:p text:style-name="P3"/>
      <text:p text:style-name="P3"><text:span text:style-name="T1">0</text:span>2/2/18<text:tab/>- Inicio <text:span text:style-name="T1">Proyecto</text:span> en Godot.</text:p>
      <text:p text:style-name="P3"/>
      <text:p text:style-name="P3"><text:span text:style-name="T1">0</text:span>5/2/18<text:tab/>- Definiendo Conceptos <text:span text:style-name="T1">Básicos.</text:span> (Nombre, Tipo de Juego, etc)</text:p>
      <text:p text:style-name="P3"/>
      <text:p text:style-name="P3"><text:span text:style-name="T1">0</text:span>7/2/18<text:tab/>- Inicio <text:span text:style-name="T1">de</text:span> <text:span text:style-name="T1">Creación</text:span> <text:span text:style-name="T1">del</text:span> <text:span text:style-name="T1">Menú.</text:span></text:p>
      <text:p text:style-name="P3"/>
      <text:p text:style-name="P3">12/2/18<text:tab/>- Concepto de 1er Nivel.</text:p>
      <text:p text:style-name="P3"/>
      <text:p text:style-name="P3">14/2/18<text:tab/>- Cambio de Motor Grafico (Godot a Unity).</text:p>
      <text:p text:style-name="P3"/>
      <text:p text:style-name="P3">15/2/18<text:tab/>- Porteando <text:span text:style-name="T1">Menú</text:span> a Unity.</text:p>
      <text:p text:style-name="P3"><text:tab/><text:tab/>- Porteados <text:span text:style-name="T1">Menú</text:span> Principal, <text:span text:style-name="T1">Opciones</text:span>, <text:span text:style-name="T1">Botón</text:span> Salir, <text:span text:style-name="T1">Selección</text:span> de Nivel.</text:p>
      <text:p text:style-name="P3"/>
      <text:p text:style-name="P3">16/2/18<text:tab/>- Creando 1er Nivel.</text:p>
      <text:p text:style-name="P3"><text:tab/><text:tab/>- Creado Mapa con <text:span text:style-name="T1">múltiples</text:span> Tilesets, Parte de la <text:span text:style-name="T1">Animación</text:span> del Jugador, <text:tab/><text:tab/><text:tab/>Movimiento y <text:span text:style-name="T1">Cámara.</text:span></text:p>
      <text:p text:style-name="P3"/>
      <text:p text:style-name="P3">21/2/18<text:tab/>- Arreglado Volume Slider, Cambio de Movimiento usando Rigidbody2D.</text:p>
      <text:p text:style-name="P3"/>
      <text:p text:style-name="P3">22/2/18<text:tab/>- Arreglado Movimiento y <text:span text:style-name="T1">Cámara</text:span>, Agregado <text:span text:style-name="T1">Colisión</text:span> en 1er Mapa.</text:p>
      <text:p text:style-name="P3"><text:tab/><text:tab/>- Comienzo de trabajo de <text:span text:style-name="T1">Animación</text:span> (Idle, Run, Move, Reload, Shoot con <text:tab/><text:tab/><text:tab/>GameObject Pistola)</text:p>
      <text:p text:style-name="P3"/>
      <text:p text:style-name="P3">24/2/18<text:tab/>- Rehecho Player GameObject (ahora llamado Switch) para permitir cambio <text:tab/><text:tab/><text:tab/>de armas, Animaciones para GameObject Pistola listo para reimportar.</text:p>
      <text:p text:style-name="P3"/>
      <text:p text:style-name="P3">25/2/18<text:tab/>- Reimportado Animaciones para Pistola.</text:p>
      <text:p text:style-name="P3"><text:tab/><text:tab/>- Switch para Escopeta Agregado.</text:p>
      <text:p text:style-name="P3"><text:tab/><text:tab/>- Animaciones para Rifle y Escopeta agregados.</text:p>
      <text:p text:style-name="P3"/>
      <text:p text:style-name="P3">26/2/18<text:tab/>- Eliminando basura y scripts que no sirven para mantener un poco el orden.</text:p>
      <text:p text:style-name="P3"/>
      <text:p text:style-name="P3">27/2/18<text:tab/>- Agregado habilidad de disparar <text:span text:style-name="T1">proyectiles</text:span> (Funcionalidad Parcial).</text:p>
      <text:p text:style-name="P3"/>
      <text:p text:style-name="P3">28/2/18<text:tab/>- Funcionalidad Completa de disparo de <text:span text:style-name="T1">proyectiles.</text:span></text:p>
      <text:p text:style-name="P3"><text:tab/><text:tab/>- Agregado Trail Effect a Bullet Prefab. (Efecto de trazado de linea).</text:p>
      <text:p text:style-name="P3"><text:tab/><text:tab/>- Agregado Animaciones de disparo para las tres armas.</text:p>
      <text:p text:style-name="P3"/>
      <text:p text:style-name="P3">01/3/18<text:tab/>- Agregado Sonidos Placeholder a las armas.</text:p>
      <text:p text:style-name="P3"><text:tab/><text:tab/>- Funcionalidad Parcial de HUD (Salud).</text:p>
      <text:p text:style-name="P3"><text:tab/><text:tab/>- Mensaje cuando el Jugador muere.</text:p>
      <text:p text:style-name="P3"/>
      <text:p text:style-name="P3">02/3/18<text:tab/>- Funcionalidad Parcial del HUD (Contador de Balas).</text:p>
      <text:p text:style-name="P3"><text:soft-page-break/><text:tab/><text:tab/>- Arreglado Problema de Colision entre Prefabs (hacia que las balas se destruyeran <text:tab/><text:tab/>cuando colisionaban entre ellas mismas.)</text:p>
      <text:p text:style-name="P3"/>
      <text:p text:style-name="P3">03/3/18<text:tab/>- Funcionalidad de Contador de Balas y Recarga <text:span text:style-name="T1">después</text:span> de cierta cantidad <text:tab/><text:tab/><text:tab/>de segundos para las tres armas.</text:p>
      <text:p text:style-name="P3"><text:tab/><text:tab/>- Optimizado un poco el <text:span text:style-name="T1">código</text:span> usando funciones a la hora de disparar cualquiera de <text:tab/><text:tab/>las armas.</text:p>
      <text:p text:style-name="P3"/>
      <text:p text:style-name="P3">04/3/18<text:tab/>- Arreglado el formato en todos los scripts.</text:p>
      <text:p text:style-name="P3"><text:tab/><text:tab/>- Agregado Animaciones de Disparo y Recarga para Pistola. (Aunque <text:span text:style-name="T1">están</text:span> <text:span text:style-name="T1">semis</text:span>-<text:tab/><text:tab/><text:span text:style-name="T1">de-sincronizados</text:span>)</text:p>
      <text:p text:style-name="P3"/>
      <text:p text:style-name="P3">05/3/18<text:tab/>- Agregado fix para evitar que el arma equipada se vuelva inutilizable cuando <text:tab/><text:tab/><text:tab/>se cambia de arma en el medio de la <text:span text:style-name="T1">animación.</text:span> Aplicado a los tres scripts <text:tab/><text:tab/><text:tab/>correspondientes a cada uno.</text:p>
      <text:p text:style-name="P3"><text:tab/><text:tab/>- Modificado Animaciones de Recarga y Disparo a cada arma dependiendo si se <text:tab/><text:tab/><text:tab/>presiona el <text:span text:style-name="T1">botón</text:span> correspondiente.</text:p>
      <text:p text:style-name="P3"/>
      <text:p text:style-name="P3">08/3/18<text:tab/>- Inicio de trabajo relacionado con IA enemiga, persigue al jugador hasta <text:tab/><text:tab/><text:tab/><text:tab/>cierto radio con patrones de movimiento predeterminados.</text:p>
      <text:p text:style-name="P3"/>
      <text:p text:style-name="P3">09/3/18<text:tab/>- Cambio de tipo de IA usando A* Pathfinding Project, detecta al jugador entre cierto <text:tab/><text:tab/>rango y empieza a perseguirlo.</text:p>
      <text:p text:style-name="P3"/>
      <text:p text:style-name="P3">10/3/18<text:tab/>- <text:span text:style-name="T1">Añadido</text:span> sonido de dolor cuando el jugador colisiona contra un enemigo.</text:p>
      <text:p text:style-name="P3"><text:tab/><text:tab/>- <text:span text:style-name="T1">Función</text:span> de reinicio de nivel cuando el jugador muere, sino vuelve al <text:span text:style-name="T1">menú</text:span> <text:tab/><text:tab/><text:tab/>principal del juego.</text:p>
      <text:p text:style-name="P3"><text:tab/><text:tab/>- Actualizados sonidos de las armas.</text:p>
      <text:p text:style-name="P3"/>
      <text:p text:style-name="P3">11/3/18<text:tab/>- Ajustadas las animaciones de las tres armas, ahora sincronizadas, utilizando menos <text:tab/><text:tab/>nodos de <text:span text:style-name="T1">animación</text:span> logrando el mismo efecto (4 a <text:span text:style-name="T1">comparación</text:span> de 7).</text:p>
      <text:p text:style-name="P3"><text:tab/><text:tab/>- Corregidos los valores de recarga para sincronizarlos con las animaciones, antes no <text:tab/><text:tab/>se actualizaban por el inspector ni a <text:span text:style-name="T1">través</text:span> de script.</text:p>
      <text:p text:style-name="P3"/>
      <text:p text:style-name="P3">12/3/18<text:tab/>- Cambios en el tipo de IA. Se le asigna un destino (el jugador) y este buscara un <text:tab/><text:tab/>camino (entre la <text:span text:style-name="T1">sección</text:span> actual) para llegar al objetivo asignado.</text:p>
      <text:p text:style-name="P3"/>
      <text:p text:style-name="P3">17/3/18<text:tab/>- <text:span text:style-name="T1">Creación</text:span> de AudioManager el cual contiene un array con todos los sonidos, con <text:tab/><text:tab/>opciones para volumen, pitch y loop para cada sonido agregado al array, <text:tab/><text:tab/><text:tab/><text:tab/><text:span text:style-name="T1">reproduciéndose</text:span> directamente desde <text:span text:style-name="T1">ahí</text:span>, con la <text:span text:style-name="T1">excepción</text:span> del <text:span text:style-name="T1">menú</text:span>, el cual <text:tab/><text:tab/><text:tab/>tiene un AudioSource propio para la musica aparte.</text:p>
      <text:p text:style-name="P3"/>
      <text:p text:style-name="P3"><text:tab/><text:tab/>- <text:span text:style-name="T1">Creación</text:span> de un <text:span text:style-name="T1">menú</text:span> de Pausa, con botones para resumir el juego, volver al <text:span text:style-name="T1">menú</text:span>, <text:tab/><text:tab/>o salir de la <text:span text:style-name="T1">aplicación</text:span>, al presionar el <text:span text:style-name="T1">botón</text:span> el juego se pausa por completo, <text:tab/><text:tab/><text:tab/><text:span text:style-name="T1">deshabilitando</text:span> movimiento de teclado, apuntado con el mouse,cambio de armas y <text:tab/><text:tab/>disparos.</text:p>
      <text:p text:style-name="P3"/>
      <text:p text:style-name="P3">24/3/18<text:tab/>- Realizando <text:span text:style-name="T1">fundación</text:span> de Segundo Nivel.</text:p>
      <text:p text:style-name="P3"/>
      <text:p text:style-name="P3">30/3/18<text:tab/>- Creado Tilemaps para el segundo nivel.</text:p>
      <text:p text:style-name="P3"/>
      <text:p text:style-name="P3">31/3/18<text:tab/>- Finalizado la <text:span text:style-name="T1">creación</text:span> del 2do Nivel.</text:p>
      <text:p text:style-name="P3"><text:soft-page-break/><text:tab/><text:tab/>- Agregado Tilemap Collider para establecer los limites del mapa.</text:p>
      <text:p text:style-name="P3"><text:tab/><text:tab/>- Agregado UI, <text:span text:style-name="T1">Menú</text:span> de Pausa y Jugador al nivel.</text:p>
      <text:p text:style-name="P3"><text:tab/><text:tab/>- Agregado Sonidos.</text:p>
      <text:p text:style-name="P3"/>
      <text:p text:style-name="P3">01/4/18<text:tab/>- Agregado A* Pathfinding Graph.</text:p>
      <text:p text:style-name="P3"><text:tab/><text:tab/>- Agregados Enemigos.</text:p>
      <text:p text:style-name="P3"><text:tab/><text:tab/>- Agregado AI.</text:p>
      <text:p text:style-name="P3"><text:tab/><text:tab/>- <text:span text:style-name="T1">Creación</text:span> de Health Pack con sonido. Restaura 25 HP</text:p>
      <text:p text:style-name="P3"><text:tab/><text:tab/>- <text:span text:style-name="T1">Conversión</text:span> de <text:span text:style-name="T1">Ítems</text:span> Enemigos a GameObject para <text:span text:style-name="T1">optimización.</text:span></text:p>
      <text:p text:style-name="P3"><text:tab/><text:tab/>- <text:span text:style-name="T1">Creación</text:span> de Adrenaline Shot, con sonido, duplica la velocidad de movimiento por <text:tab/><text:tab/>10 secs.</text:p>
      <text:p text:style-name="P3"><text:tab/><text:tab/>- <text:span text:style-name="T1">Creación</text:span> de Loading Screen, con barra de progreso.</text:p>
      <text:p text:style-name="P3"/>
      <text:p text:style-name="P3">07/4/18<text:tab/>- Arreglo de algunos bugs correspondiente con el funcionamiento del 2do Nivel.</text:p>
      <text:p text:style-name="P3"><text:tab/><text:tab/>- Realizando <text:span text:style-name="T1">fundación</text:span> del ultimo Nivel.</text:p>
      <text:p text:style-name="P3"><text:tab/><text:tab/>- Agregado Tilemap Collider para el limite del mapa.</text:p>
      <text:p text:style-name="P3"><text:tab/><text:tab/>- Terminado Ultimo Mapa.</text:p>
      <text:p text:style-name="P3"><text:tab/><text:tab/>- Importado UI, Jugador.</text:p>
      <text:p text:style-name="P3"><text:tab/><text:tab/>- Agregado Sonido Ambiente</text:p>
      <text:p text:style-name="P3"/>
      <text:p text:style-name="P3">08/4/18<text:tab/>- Agregado AI Pathfinding.</text:p>
      <text:p text:style-name="P3"><text:tab/><text:tab/>- Agregado <text:span text:style-name="T1">Menú</text:span> de Pausa.</text:p>
      <text:p text:style-name="P3"><text:tab/><text:tab/>- Agregados Enemigos.</text:p>
      <text:p text:style-name="P3"><text:tab/><text:tab/>- Agregado Sonido Ambiente</text:p>
      <text:p text:style-name="P3"><text:tab/><text:tab/>- Agregados Consumibles (Healthpacks, Adrenaline Shots)</text:p>
      <text:p text:style-name="P3"/>
      <text:p text:style-name="P3">09/4/18<text:tab/>- Arreglado un problema con la <text:span text:style-name="T1">resolución</text:span> en el <text:span text:style-name="T1">menú</text:span>, ahora se muestra <text:tab/><text:tab/><text:tab/><text:tab/>correctamente, sin exceso de zoom.</text:p>
      <text:p text:style-name="P3"/>
      <text:p text:style-name="P3">10/4/18<text:tab/>- Arreglado Mensajes de <text:span text:style-name="T1">Re intentar</text:span> descolocados en los 3 niveles.</text:p>
      <text:p text:style-name="P3"/>
      <text:p text:style-name="P4">11/5/18<text:tab/>- Agregado Animación de Movimiento para los enemigos <text:span text:style-name="T2">en cada nivel.</text:span></text:p>
      <text:p text:style-name="P5"><text:tab/><text:tab/>- <text:span text:style-name="T3">Agregado Jefes Finales del ultimo nivel.</text:span></text:p>
      <text:p text:style-name="P4"><text:tab/><text:tab/>- <text:span text:style-name="T2">Arreglado los valores de HP de los Enemigos finales de cada nivel.</text:span></text:p>
      <text:p text:style-name="P4"><text:tab/><text:tab/>- <text:span text:style-name="T4">Importados todos los documentos a formato OpenOffice (.odt).</text:span></text:p>
      <text:p text:style-name="P4"><text:tab/><text:tab/>- <text:span text:style-name="T5">Agregado comentarios para la explicación del funcionamiento de los scripts.</text:span></text:p>
      <text:p text:style-name="P4"/>
      <text:p text:style-name="P6">1<text:span text:style-name="T7">3</text:span>/5/18<text:tab/>- Agregado comentarios a los scripts faltantes.</text:p>
      <text:p text:style-name="P6"><text:tab/><text:tab/>- <text:span text:style-name="T6">Agregado Barra de Vida el Jefe del Primer Nivel.</text:span></text:p>
      <text:p text:style-name="P6"><text:tab/><text:tab/>- <text:span text:style-name="T8">Agregado Trigger para finalizar el nivel y cargar el siguiente (1er Nivel).</text:span></text:p>
      <text:p text:style-name="P6"><text:tab/><text:tab/>- <text:span text:style-name="T8">Agregado Trigger para bloquear el camino y evitar abuso de los limites de los <text:tab/><text:tab/><text:tab/>Gráficos del Pathfinder (1er Nivel).</text:span></text:p>
      <text:p text:style-name="P6"/>
      <text:p text:style-name="P8">18/6/18<text:tab/>- Después de un largo receso (Parciales), Comienzo Trabajo de Traducción a <text:tab/><text:tab/><text:tab/>Español.</text:p>
      <text:p text:style-name="P8"/>
      <text:p text:style-name="P9">03/7/18<text:tab/><text:span text:style-name="T10">- Agregado Barra de Vida el Jefe del </text:span>Segundo<text:span text:style-name="T10"> Nivel.</text:span></text:p>
      <text:p text:style-name="P7"><text:tab/><text:tab/>- <text:span text:style-name="T8">Agregado Trigger para finalizar el nivel y cargar el siguiente (Segundo Nivel).</text:span></text:p>
      <text:p text:style-name="P7"><text:tab/><text:tab/>- <text:span text:style-name="T8">Agregado Trigger para bloquear el camino y evitar abuso de los limites de los <text:tab/><text:tab/><text:tab/>Gráficos del Pathfinder (Segundo Nivel).</text:span></text:p>
      <text:p text:style-name="P7"/>
      <text:p text:style-name="P10">05/7/18<text:tab/>- Comienza subida del proyecto a GitHub</text:p>
      <text:p text:style-name="P10"><text:soft-page-break/>10//7/18<text:tab/>- Modificado Inicio 3er Nivel.</text:p>
      <text:p text:style-name="P10"><text:tab/><text:tab/>- Agregado implementaciones del 1er y 2do Nivel (Bloqueos, Barra de Vida)</text:p>
      <text:p text:style-name="P10"><text:tab/><text:tab/>- <text:span text:style-name="T11">Agregado Mensaje al finalizar el juego.</text:span></text:p>
      <text:p text:style-name="P10"/>
      <text:p text:style-name="P11">13/7/18<text:tab/>- Ahora el Trigger del bloqueo desaparece cuando se activa, ya que antes detenía <text:tab/><text:tab/><text:tab/>balas como si fuera una pared invisible.</text:p>
      <text:p text:style-name="P11"><text:tab/><text:tab/>- Arreglado la pantalla de carga, que no funcionaba por falta de implementación del <text:tab/><text:tab/>script correspondiente.</text:p>
      <text:p text:style-name="P10"/>
      <text:p text:style-name="P12">14/7/18<text:tab/>- Disminuido el sonido utilizado cuando se activa la adrenalina.</text:p>
      <text:p text:style-name="P12"><text:tab/><text:tab/>- Eliminado elementos no utilizados del proyecto.</text:p>
      <text:p text:style-name="P12"/>
      <text:p text:style-name="P13">17/7/18<text:tab/>- Arreglado algunos bugs en el <text:span text:style-name="T13">menú</text:span> del Juego, ej Boton de Salir sin funcionar, </text:p>
      <text:p text:style-name="P13"><text:tab/><text:tab/>selección de nivel no cargaba los niveles.</text:p>
      <text:p text:style-name="P13"><text:tab/><text:tab/>- Se da por terminado el desarrollo del proyecto y se suben toda la documentación y <text:tab/><text:tab/>assets del proyecto a Github durante los próximos días.</text:p>
      <text:p text:style-name="P13"/>
      <text:p text:style-name="P13">30/7/18<text:tab/>- Se termina de subir todo el proyecto a Github, faltando solamente el ejecutable del <text:tab/><text:tab/>juego, para Windows y Linux.</text:p>
      <text:p text:style-name="P13"/>
      <text:p text:style-name="P14">01/8/18<text:tab/>- Se suben los archivos ejecutables para Windows y Linux, <text:span text:style-name="T12">junto con el Product <text:tab/><text:tab/><text:tab/>Back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38:15.996000000</meta:creation-date>
    <dc:date>2018-08-01T14:41:40.709000000</dc:date>
    <meta:editing-duration>PT3H46M14S</meta:editing-duration>
    <meta:editing-cycles>20</meta:editing-cycles>
    <meta:generator>LibreOffice/6.0.2.1$Windows_X86_64 LibreOffice_project/f7f06a8f319e4b62f9bc5095aa112a65d2f3ac89</meta:generator>
    <meta:document-statistic meta:table-count="0" meta:image-count="0" meta:object-count="0" meta:page-count="4" meta:paragraph-count="97" meta:word-count="1181" meta:character-count="7427" meta:non-whitespace-character-count="6158"/>
  </office:meta>
</office:document-meta>
</file>